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BFA08B0C2898B00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6cm"/>
      <style:paragraph-properties style:writing-mode="lr-tb"/>
    </style:style>
    <style:style style:name="pr2" style:family="presentation" style:parent-style-name="Blue-outline1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Blue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Blue-title">
      <style:graphic-properties fo:min-height="3.506cm"/>
      <style:paragraph-properties style:writing-mode="lr-tb"/>
    </style:style>
    <style:style style:name="pr5" style:family="presentation" style:parent-style-name="Blue-outline1">
      <style:graphic-properties fo:min-height="13.859cm"/>
      <style:paragraph-properties style:writing-mode="lr-tb"/>
    </style:style>
    <style:style style:name="pr6" style:family="presentation" style:parent-style-name="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loext:graphic-properties draw:fill-color="#ffffff"/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loext:graphic-properties draw:fill-color="#ffffff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>
          <draw:text-box/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1">
              <text:list-item>
                <text:p text:style-name="P2">Scrivere su file</text:p>
              </text:list-item>
              <text:list-item>
                <text:p text:style-name="P2">Scrivere in formato testo su file</text:p>
              </text:list-item>
              <text:list-item>
                <text:p text:style-name="P2">Scrivere in formato binario su file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1">
              <text:list-item>
                <text:p>Scrivere in un file un vettore di int in formato binario</text:p>
              </text:list-item>
              <text:list-item>
                <text:p text:style-name="P5"><text:span text:style-name="T1">Leggere da un file un vettore di int</text:span> in formato binario</text:p>
              </text:list-item>
              <text:list-item>
                <text:p>Scrivere/leggere in/da un file un vettore di long? short? char? float? double?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 text:style-name="P5">Scrivere in un file un vettore di int in formato testo</text:p>
              </text:list-item>
              <text:list-item>
                <text:p text:style-name="P5"><text:span text:style-name="T1">Leggere da un file un vettore di int</text:span> in formato tes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OD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 text:style-name="P5">Scrivere/leggere in/da un file una stringa di caratteri</text:p>
              </text:list-item>
              <text:list-item>
                <text:p text:style-name="P5">Scrivere/leggere in/da un file un vettore di stringhe di caratteri (*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" xlink:href="Pictures/1000000000000640000004B0BFA08B0C2898B00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Blu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Blu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1-11-28T23:32:22</meta:creation-date>
    <dc:language>fi-FI</dc:language>
    <meta:editing-cycles>7</meta:editing-cycles>
    <meta:editing-duration>PT46M16S</meta:editing-duration>
    <meta:initial-creator>EclipseSpark </meta:initial-creator>
    <dc:date>2021-04-07T19:37:25.437964031</dc:date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